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41400" calcext:value-type="float">
            <text:p>414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table:formula="of:=[.K29]-[.K2]" office:value-type="float" office:value="129200" calcext:value-type="float">
            <text:p>1292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45200" calcext:value-type="float">
            <text:p>452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74400" calcext:value-type="float">
            <text:p>174400</text:p>
          </table:table-cell>
          <table:table-cell table:style-name="ce15" table:formula="of:=SUM([.K22:.K27])" office:value-type="float" office:value="133000" calcext:value-type="float">
            <text:p>1330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8:07:56.33601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8:08:24.732205739</dc:date>
    <meta:editing-duration>P10DT4H43M5S</meta:editing-duration>
    <meta:editing-cycles>3203</meta:editing-cycles>
    <meta:generator>LibreOffice/4.2.8.2$Linux_X86_64 LibreOffice_project/420m0$Build-2</meta:generator>
    <meta:document-statistic meta:table-count="19" meta:cell-count="8867" meta:object-count="0"/>
  </office:meta>
</office:document-meta>
</file>